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6.3972in" fo:margin-left="-0.075in" fo:margin-top="0in" fo:margin-bottom="0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List_20_Paragraph" style:list-style-name="WWNum2"/>
    <style:style style:name="P5" style:family="paragraph" style:parent-style-name="List_20_Paragraph" style:list-style-name="WWNum1"/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cd1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Variante « Moderne »</text:span><text:span text:style-name="T1"/></text:p>
      <text:p text:style-name="P3"><text:span text:style-name="T2">Un résumé succinct</text:span><text:span text:style-name="T2"/></text:p>
      <text:p text:style-name="P1"/>
      <text:p text:style-name="Standard">Cette variante à dix joueurs se joue sur une carte d’Europe des années 90 incluant également le Moyen-Orient à l’Afrique du Nord.</text:p>
      <text:p text:style-name="Standard">La carte comportant 64 centres, la victoire est à 33 centres</text:p>
      <text:p text:style-name="Standard">Les 10 puissances commencent la partie ainsi :</text:p>
      <text:list text:style-name="WWNum2">
        <text:list-item>
          <text:p text:style-name="P4">L’Angleterre avec 4 unités : 4 flottes : Londres, Gibraltar, Edimbourg et Liverpool.</text:p>
        </text:list-item>
        <text:list-item>
          <text:p text:style-name="P4">La France avec 4 unités : 3 armées : Paris, Marseille, Lyon et 1 flotte : Bordeaux.</text:p>
        </text:list-item>
        <text:list-item>
          <text:p text:style-name="P4">L’Espagne avec 3 unités : 2 armées : <text:s/>Madrid, Séville et 1 flotte : Barcelone. </text:p>
        </text:list-item>
        <text:list-item>
          <text:p text:style-name="P4">L’Allemagne avec 4 unités : 2 armées : Munich, Francfort et 2 flottes : Berlin, Hambourg. </text:p>
        </text:list-item>
        <text:list-item>
          <text:p text:style-name="P4">L’Italie avec 4 unités : 2 armées : Milan, Rome et 2 flottes : Venise, Naples</text:p>
        </text:list-item>
        <text:list-item>
          <text:p text:style-name="P4">La Pologne avec 3 unités : 2 armées : Varsovie, Cracovie et 1 flotte : Gdansk</text:p>
        </text:list-item>
        <text:list-item>
          <text:p text:style-name="P4">L’Ukraine avec 4 unités : 3 armées : Kiev, Kharkov Odessa et 1 flotte : Sébastopol</text:p>
        </text:list-item>
        <text:list-item>
          <text:p text:style-name="P4">La Russie avec 4 unités : 2 armées : Moscou, Gorki et 2 flottes : Saint-Pétersbourg, Mourmansk</text:p>
        </text:list-item>
        <text:list-item>
          <text:p text:style-name="P4">La Turquie avec 4 unités : 2 armées : Istanbul, Adana et 2 flottes : Ankara, Izmir.</text:p>
        </text:list-item>
        <text:list-item>
          <text:p text:style-name="P4">L’Egypte avec 3 unités : 1 armée : Assouan et 2 flottes : Le Caire, Alexandrie.</text:p>
        </text:list-item>
      </text:list>
      <text:p text:style-name="Standard">La carte possède la particularité d’avoir des canaux permettant aux flottes de les emprunter pour traverser la région en question. </text:p>
      <text:p text:style-name="Standard">Il est donc possible pour une flotte d’aller :</text:p>
      <text:list text:style-name="WWNum1">
        <text:list-item>
          <text:p text:style-name="P5">De Hambourg (HAM) à Bornholm (BHM) (et réciproquement)</text:p>
        </text:list-item>
        <text:list-item>
          <text:p text:style-name="P5">De Méditerranée Orientale (EME) <text:span text:style-name="T3">à</text:span> Mer Rouge (MRO) (et réciproquement)</text:p>
        </text:list-item>
        <text:list-item>
          <text:p text:style-name="P5">De Volga (VOL) à Rostock (ROS) (et réciproquement)</text:p>
        </text:list-item>
      </text:list>
      <text:p text:style-name="Standard">Les régions concernées ne possèdent donc pas de côte</text:p>
      <text:p text:style-name="Standard">A l’inverse l’Iran (IRN) possède deux côtes (Nord et Sud)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Attention : <text:bookmark text:name="_GoBack"/>les constructions se font sur les centres de départ comme dans la variante standar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ieuc</meta:initial-creator>
    <meta:editing-cycles>29</meta:editing-cycles>
    <meta:creation-date>2023-08-28T19:43:00</meta:creation-date>
    <dc:date>2023-10-25T00:52:45.835808233</dc:date>
    <meta:editing-duration>PT42M23S</meta:editing-duration>
    <meta:generator>LibreOffice/7.4.7.2$Linux_X86_64 LibreOffice_project/40$Build-2</meta:generator>
    <meta:document-statistic meta:table-count="1" meta:image-count="0" meta:object-count="0" meta:page-count="1" meta:paragraph-count="23" meta:word-count="310" meta:character-count="1670" meta:non-whitespace-character-count="1391"/>
    <meta:user-defined meta:name="AppVersion">16.0000</meta:user-defined>
    <meta:user-defined meta:name="MSIP_Label_4265dfd4-2f28-40ac-a130-d2bbe8ae537d_ActionId">e2d3b5fe-568f-4a62-8b81-f0248e6d37a9</meta:user-defined>
    <meta:user-defined meta:name="MSIP_Label_4265dfd4-2f28-40ac-a130-d2bbe8ae537d_ContentBits">3</meta:user-defined>
    <meta:user-defined meta:name="MSIP_Label_4265dfd4-2f28-40ac-a130-d2bbe8ae537d_Enabled">true</meta:user-defined>
    <meta:user-defined meta:name="MSIP_Label_4265dfd4-2f28-40ac-a130-d2bbe8ae537d_Method" meta:value-type="string">Privileged</meta:user-defined>
    <meta:user-defined meta:name="MSIP_Label_4265dfd4-2f28-40ac-a130-d2bbe8ae537d_Name" meta:value-type="string">THALES-GDPR-02</meta:user-defined>
    <meta:user-defined meta:name="MSIP_Label_4265dfd4-2f28-40ac-a130-d2bbe8ae537d_SetDate" meta:value-type="string">2023-08-29T08:52:35Z</meta:user-defined>
    <meta:user-defined meta:name="MSIP_Label_4265dfd4-2f28-40ac-a130-d2bbe8ae537d_SiteId" meta:value-type="string">6e603289-5e46-4e26-ac7c-03a85420a9a5</meta:user-defined>
    <meta:user-defined meta:name="Thales-Sensitivity" meta:value-type="string">{T-PerData}</meta:user-defined>
    <meta:template xlink:type="simple" xlink:actuate="onRequest" xlink:title="Normal.dotm" xlink:href=""/>
  </office:meta>
</office:document-meta>
</file>